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find( String factoryId , String fallback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Finder.dPrint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Finder.Factory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Finder.findJarServiceProvider( String factory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Finder.find( String factoryId , ClassLoader classLoader , String fallbackClass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">
            <text:p text:style-name="Table_20_Contents">9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FactoryFinder.newInstance( String className , ClassLoader cl , boolean doF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